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ebe5" officeooo:paragraph-rsid="001cebe5"/>
    </style:style>
    <style:style style:name="P2" style:family="paragraph" style:parent-style-name="Standard">
      <style:text-properties officeooo:rsid="001e53c7" officeooo:paragraph-rsid="001e53c7"/>
    </style:style>
    <style:style style:name="P3" style:family="paragraph" style:parent-style-name="Standard" style:list-style-name="L2">
      <style:text-properties officeooo:rsid="001e53c7" officeooo:paragraph-rsid="001e53c7"/>
    </style:style>
    <style:style style:name="P4" style:family="paragraph" style:parent-style-name="Standard" style:list-style-name="L3">
      <style:text-properties officeooo:rsid="001e53c7" officeooo:paragraph-rsid="001e53c7"/>
    </style:style>
    <style:style style:name="P5" style:family="paragraph" style:parent-style-name="Standard" style:list-style-name="L3">
      <style:text-properties officeooo:paragraph-rsid="001e53c7"/>
    </style:style>
    <style:style style:name="P6" style:family="paragraph" style:parent-style-name="Standard">
      <style:text-properties officeooo:rsid="0024e973" officeooo:paragraph-rsid="0024e973"/>
    </style:style>
    <style:style style:name="P7" style:family="paragraph" style:parent-style-name="Standard" style:list-style-name="L5">
      <style:text-properties officeooo:paragraph-rsid="0024e973"/>
    </style:style>
    <style:style style:name="P8" style:family="paragraph" style:parent-style-name="Text_20_body" style:list-style-name="L4"/>
    <style:style style:name="P9" style:family="paragraph" style:parent-style-name="Text_20_body">
      <style:text-properties officeooo:rsid="0023872a" officeooo:paragraph-rsid="0023872a"/>
    </style:style>
    <style:style style:name="P10" style:family="paragraph" style:parent-style-name="Text_20_body">
      <style:text-properties officeooo:rsid="0024e973" officeooo:paragraph-rsid="0024e973"/>
    </style:style>
    <style:style style:name="P11" style:family="paragraph" style:parent-style-name="Text_20_body">
      <style:text-properties officeooo:rsid="0026b20a" officeooo:paragraph-rsid="0026b20a"/>
    </style:style>
    <style:style style:name="P12" style:family="paragraph" style:parent-style-name="Text_20_body" style:list-style-name="L4">
      <style:paragraph-properties fo:margin-top="0in" fo:margin-bottom="0in" style:contextual-spacing="false"/>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officeooo:rsid="001e53c7" officeooo:paragraph-rsid="001e53c7"/>
    </style:style>
    <style:style style:name="T1" style:family="text">
      <style:text-properties officeooo:rsid="001e53c7"/>
    </style:style>
    <style:style style:name="T2" style:family="text">
      <style:text-properties officeooo:rsid="0024e9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DevOps?</text:p>
      <text:p text:style-name="Standard">A cultural and professional movement, focused on how we build and operate </text:p>
      <text:p text:style-name="Standard">High velocity organizations, born from the experiences of its practitioners.</text:p>
      <text:p text:style-name="P1"/>
      <text:p text:style-name="P1">Reference devops-kungfu pdf </text:p>
      <text:p text:style-name="P1"/>
      <text:p text:style-name="P1">Chef is a tool that enables <text:span text:style-name="T1">the deployment of infrastructure as code.</text:span></text:p>
      <text:p text:style-name="P1"/>
      <text:p text:style-name="P2">Chef has these phases</text:p>
      <text:list xml:id="list999550197764031998" text:style-name="L2">
        <text:list-item>
          <text:p text:style-name="P3">Pre-Convergence </text:p>
          <text:list>
            <text:list-item>
              <text:p text:style-name="P3">Syntax checking – Does I follow agreed upon style guidelines RuboCop</text:p>
            </text:list-item>
            <text:list-item>
              <text:p text:style-name="P3">Lint Checking – Does it adhere to best practices according to food critic</text:p>
            </text:list-item>
          </text:list>
        </text:list-item>
        <text:list-item>
          <text:p text:style-name="P3">Convergence</text:p>
          <text:list>
            <text:list-item>
              <text:p text:style-name="P3">Gathering information from nodes <text:s/></text:p>
            </text:list-item>
            <text:list-item>
              <text:p text:style-name="P3">Bringing the state of the node to the desired state defined in one or more recipes/cookbooks</text:p>
            </text:list-item>
          </text:list>
        </text:list-item>
        <text:list-item>
          <text:p text:style-name="P3">Post-Convergence </text:p>
          <text:list>
            <text:list-item>
              <text:p text:style-name="P3">Verifies the node is in the desired state</text:p>
            </text:list-item>
          </text:list>
        </text:list-item>
      </text:list>
      <text:p text:style-name="P2"/>
      <text:p text:style-name="P2">Types of testing</text:p>
      <text:list xml:id="list4729545716079077002" text:style-name="L3">
        <text:list-item>
          <text:p text:style-name="P5"><text:span text:style-name="T1">Unit - </text:span>The intent of unit testing is to confirm that given specific input, the recipe yields the expected output. Unit tests are meant to execute fast, and happen without converging the node, so they are done in the pre-convergence phase. Unit testing Chef cookbooks is done with ChefSpec. </text:p>
          <text:list>
            <text:list-item>
              <text:p text:style-name="P5">It is very important that one does not fall into the trap of testing that Chef itself works.</text:p>
            </text:list-item>
            <text:list-item>
              <text:p text:style-name="P4">If a recipe installs a package, not required to write a test that verifies it was installed</text:p>
            </text:list-item>
          </text:list>
        </text:list-item>
        <text:list-item>
          <text:p text:style-name="P4">Integration</text:p>
          <text:list>
            <text:list-item>
              <text:p text:style-name="P4">The intent of integration testing is to verify that the end state of the system is in fact what we wanted after Chef converges the node so we can have a higher degree of confidence that our code is doing what we need. Integration testing Chef cookbooks is often performed in Test Kitchen through “bussers” for various supported frameworks like Serverspec.</text:p>
            </text:list-item>
          </text:list>
        </text:list-item>
      </text:list>
      <text:p text:style-name="P2"/>
      <text:p text:style-name="P6">5 step process for automated environments</text:p>
      <text:list xml:id="list5116141458205833374" text:style-name="L5">
        <text:list-item>
          <text:p text:style-name="P7"><text:span text:style-name="T2">Document - </text:span>Identify and record the high-level details of the system, and what needs to be accomplished.</text:p>
        </text:list-item>
        <text:list-item>
          <text:p text:style-name="P7"><text:span text:style-name="T2">Test - </text:span>Write tests that describe the desired behavior or outcome.</text:p>
        </text:list-item>
        <text:list-item>
          <text:p text:style-name="P7"><text:span text:style-name="T2">Script - </text:span>Write code to implement the processes that will produce the behavior or outcome.</text:p>
        </text:list-item>
        <text:list-item>
          <text:p text:style-name="P7"><text:span text:style-name="T2">Version - </text:span>Use version control to track changes and make collaboration easier.</text:p>
        </text:list-item>
        <text:list-item>
          <text:p text:style-name="P7"><text:span text:style-name="T2">Continuous - </text:span>Whenever changes are made, test everything. Be sure that the system as a whole still behaves properly.</text:p>
        </text:list-item>
      </text:list>
      <text:h text:style-name="P14" text:outline-level="2">RuboCop</text:h>
      <text:h text:style-name="Heading_20_5" text:outline-level="5">What and Why</text:h>
      <text:p text:style-name="Text_20_body">Rubocop is a Ruby command-line tool that performs lint and style checks based on the community driven Ruby Style Guide. It performs static analysis of any Ruby code, which includes Chef recipes, resources, library helpers, and so forth. Rubocop can be configured via .rubocop.yml to exclude certain rules, and it can be run with “–lint” to perform only lint checking, excluding all style checks. Rubocop is used in the Chef community in cookbooks to make contributions more consistent and easier to manage. </text:p>
      <text:h text:style-name="Heading_20_5" text:outline-level="5">Phase of Chef Development</text:h>
      <text:p text:style-name="Text_20_body">Rubocop is run in pre-convergence, or in CI systems to ensure that changes are consistent with the desired style preferences in a cookbook. It comes with rake tasks that can be used in any Rakefile. </text:p>
      <text:h text:style-name="Heading_20_5" text:outline-level="5">How to Get It</text:h>
      <text:p text:style-name="Text_20_body">Rubocop is included in ChefDK. It can be invoked via its command-line tool, rubocop.</text:p>
      <text:p text:style-name="Text_20_body"/>
      <text:h text:style-name="Heading_20_2" text:outline-level="2">Foodcritic</text:h>
      <text:h text:style-name="Heading_20_5" text:outline-level="5">What and Why</text:h>
      <text:p text:style-name="Text_20_body">Foodcritic is a Ruby command-line tool to perform lint checking against Chef cookbooks. It makes it easier to flag problems in cookbooks that can cause Chef to raise an exception during convergence. Cookbook authors use Foodcritic to help enforce good patterns and create higher quality cookbooks. Foodcritic includes a lot of rules, and users can write their own rules. It can also be configured to ignore certain rules through a .foodcritic config file, inline comments, or command-line flags. </text:p>
      <text:h text:style-name="Heading_20_5" text:outline-level="5">Phase of Chef Development</text:h>
      <text:p text:style-name="Text_20_body">Foodcritic is run as in pre-convergence, or in CI systems such as Travis CI. </text:p>
      <text:h text:style-name="Heading_20_5" text:outline-level="5">How to Get It</text:h>
      <text:p text:style-name="Text_20_body">Foodcritic is included in ChefDK. It can be invoked via its command-line tool, foodcritic.</text:p>
      <text:p text:style-name="Text_20_body"/>
      <text:h text:style-name="Heading_20_2" text:outline-level="2"/>
      <text:h text:style-name="P13" text:outline-level="2">ChefSpec</text:h>
      <text:h text:style-name="Heading_20_5" text:outline-level="5">What and Why</text:h>
      <text:p text:style-name="Text_20_body">ChefSpec is a unit testing framework for Chef cookbooks. It runs tests locally without making changes to the system. ChefSpec executes quickly, as it doesn’t have to perform the normal test-and-repair actions to converge resources. It also uses Fauxhai (discussed later) data so it can be used to conditionally test against different platforms easily. ChefSpec is strongly recommended for cookbook authors as it helps protect against regressions. High-value tests in ChefSpec include: </text:p>
      <text:list xml:id="list4084630962074873538" text:style-name="L4">
        <text:list-item>
          <text:p text:style-name="P12">Multiple platforms </text:p>
        </text:list-item>
        <text:list-item>
          <text:p text:style-name="P12">Conditional branching </text:p>
        </text:list-item>
        <text:list-item>
          <text:p text:style-name="P12">Behavior driven by attributes or data bags </text:p>
        </text:list-item>
        <text:list-item>
          <text:p text:style-name="P12">Search results </text:p>
        </text:list-item>
        <text:list-item>
          <text:p text:style-name="P12">Helper methods </text:p>
        </text:list-item>
        <text:list-item>
          <text:p text:style-name="P8">Custom Resources and Providers </text:p>
        </text:list-item>
      </text:list>
      <text:h text:style-name="Heading_20_5" text:outline-level="5">Phase of Chef Development</text:h>
      <text:p text:style-name="Text_20_body">ChefSpec is used in the pre-convergence phase of testing cookbooks. It is primarily used to validate that given specific inputs, especially from variable data like attributes, Chef will have an expected resource collection as an output. </text:p>
      <text:h text:style-name="Heading_20_5" text:outline-level="5">How to Get It</text:h>
      <text:p text:style-name="Text_20_body">ChefSpec is included in ChefDK. It is invoked using rspec, when chefspec is required in spec files. </text:p>
      <text:p text:style-name="Text_20_body"/>
      <text:h text:style-name="Heading_20_2" text:outline-level="2">Serverspec</text:h>
      <text:h text:style-name="Heading_20_5" text:outline-level="5">What and Why</text:h>
      <text:p text:style-name="Text_20_body">Serverspec is an “outside-in” integration test framework. It is platform and tool agnostic, and is used by other configuration management systems to verify systems are configured as desired. It checks the actual state of the target node by executing commands locally, via SSH, via WinRM, or other remote transports. Serverspec is implemented in RSpec, and uses RSpec test syntax. </text:p>
      <text:h text:style-name="Heading_20_5" text:outline-level="5">Phase of Chef Development</text:h>
      <text:p text:style-name="Text_20_body">Serverspec is used in the post-convergence phase. It tests that the actual outcome of having run Chef on a node resulted in the desired state. </text:p>
      <text:h text:style-name="Heading_20_5" text:outline-level="5">How to Get It</text:h>
      <text:p text:style-name="Text_20_body">Serverspec is a dependency of Chef 12.1.0+ for audit mode, so it is included in ChefDK. When used by Test Kitchen, it is installed with busser on the node being tested. To use it with Test Kitchen, create test/integration/SUITE/serverspec directories, and busser will handle the rest. </text:p>
      <text:h text:style-name="P13" text:outline-level="2">Test Kitchen</text:h>
      <text:h text:style-name="Heading_20_5" text:outline-level="5">What and Why</text:h>
      <text:p text:style-name="Text_20_body">“Test Kitchen is an integration tool for developing and testing infrastructure code and software on isolated target platforms.” It creates test machines, converges them, and runs post-convergence tests against them to verify their state. Test Kitchen is written in Ruby. It has a plugin system for supporting machine creation through a variety of virtual machine technologies such as vagrant, EC2, docker, and several others. Test Kitchen makes it easy for Chef developers to test cookbooks on a variety of platforms. It uses busser to install post-convergence integration test tools such as Serverspec or BATS that actually perform the tests. </text:p>
      <text:h text:style-name="Heading_20_5" text:outline-level="5">Phase of Chef Development</text:h>
      <text:p text:style-name="Text_20_body">Test Kitchen is used to actually converge machines and run post-convergence tests automatically. It is invoked manually, or through a CI system. </text:p>
      <text:h text:style-name="Heading_20_5" text:outline-level="5">How to Get It</text:h>
      <text:p text:style-name="Text_20_body">Test Kitchen is included in ChefDK. To get started, create a .kitchen.yml file in a cookbook (this can be done with kitchen init), and then use the kitchen commands – usually kitchen test, kitchen converge, and kitchen verify to work with the configured machines. </text:p>
      <text:p text:style-name="Text_20_body"/>
      <text:p text:style-name="P9">References</text:p>
      <text:p text:style-name="P9"><text:a xlink:type="simple" xlink:href="https://www.chef.io/blog/2015/04/21/overview-of-test-driven-infrastructure-with-chef/">https://www.chef.io/blog/2015/04/21/overview-of-test-driven-infrastructure-with-chef/</text:a></text:p>
      <text:p text:style-name="P9"><text:a xlink:type="simple" xlink:href="https://www.chef.io/devops/devops-kungfu.pdf">https://www.chef.io/devops/devops-kungfu.pdf</text:a></text:p>
      <text:p text:style-name="P10"><text:a xlink:type="simple" xlink:href="http://spin.atomicobject.com/2014/10/28/test-driven-infrastructure-tdi/">http://spin.atomicobject.com/2014/10/28/test-driven-infrastructure-tdi/</text:a></text:p>
      <text:p text:style-name="P11">https://github.com/kuleszaj/chef_testing_example</text:p>
      <text:p text:style-name="P10">http://www.stelligent.com/automation/automating-infrastructures-testing-scripting-versioning-continu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04:58:25.715580772</meta:creation-date>
    <meta:generator>LibreOffice/4.2.7.2$Linux_X86_64 LibreOffice_project/420m0$Build-2</meta:generator>
    <dc:date>2015-11-04T05:46:53.352475166</dc:date>
    <meta:editing-duration>PT15M28S</meta:editing-duration>
    <meta:editing-cycles>5</meta:editing-cycles>
    <meta:document-statistic meta:table-count="0" meta:image-count="0" meta:object-count="0" meta:page-count="4" meta:paragraph-count="73" meta:word-count="1093" meta:character-count="6944" meta:non-whitespace-character-count="5920"/>
  </office:meta>
</office:document-meta>
</file>